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50%" fo:text-align="center" style:justify-single-word="false" fo:text-indent="2cm" style:auto-text-indent="false"/>
      <style:text-properties style:font-name="Times New Roman" fo:font-size="12pt" style:font-size-asian="12pt" style:font-name-complex="Arial" style:font-size-complex="12pt"/>
    </style:style>
    <style:style style:name="P2" style:family="paragraph" style:parent-style-name="Standard">
      <style:paragraph-properties fo:margin-left="0cm" fo:margin-right="0cm" fo:margin-top="0cm" fo:margin-bottom="0cm" fo:line-height="150%" fo:text-align="justify" style:justify-single-word="false" fo:text-indent="2cm" style:auto-text-indent="false"/>
      <style:text-properties style:font-name="Times New Roman" fo:font-size="12pt" style:font-size-asian="12pt" style:font-name-complex="Arial" style:font-size-complex="12pt"/>
    </style:style>
    <style:style style:name="P3" style:family="paragraph" style:parent-style-name="Standard">
      <style:paragraph-properties fo:margin-left="0cm" fo:margin-right="0cm" fo:margin-top="0cm" fo:margin-bottom="0cm" fo:line-height="150%" fo:text-align="start" style:justify-single-word="false" fo:text-indent="2cm" style:auto-text-indent="false"/>
      <style:text-properties style:font-name="Times New Roman" fo:font-size="12pt" style:font-size-asian="12pt" style:font-name-complex="Arial" style:font-size-complex="12pt"/>
    </style:style>
    <style:style style:name="P4" style:family="paragraph" style:parent-style-name="Standard">
      <style:paragraph-properties fo:margin-left="0cm" fo:margin-right="0cm" fo:margin-top="0cm" fo:margin-bottom="0cm" fo:line-height="150%" fo:text-align="center" style:justify-single-word="false" fo:text-indent="2cm" style:auto-text-indent="false"/>
      <style:text-properties fo:text-transform="uppercase" style:font-name="Times New Roman" fo:font-size="12pt" fo:font-weight="bold" style:font-size-asian="12pt" style:font-weight-asian="bold" style:font-name-complex="Arial" style:font-size-complex="12pt"/>
    </style:style>
    <style:style style:name="P5" style:family="paragraph" style:parent-style-name="Standard">
      <style:paragraph-properties fo:margin-left="0cm" fo:margin-right="0cm" fo:margin-top="0cm" fo:margin-bottom="0cm" fo:line-height="150%" fo:text-align="start" style:justify-single-word="false" fo:text-indent="2cm" style:auto-text-indent="false"/>
      <style:text-properties fo:text-transform="uppercase" style:font-name="Times New Roman" fo:font-size="12pt" fo:font-weight="bold" style:font-size-asian="12pt" style:font-weight-asian="bold" style:font-name-complex="Arial" style:font-size-complex="12pt"/>
    </style:style>
    <style:style style:name="P6" style:family="paragraph" style:parent-style-name="Standard">
      <style:paragraph-properties fo:margin-left="0cm" fo:margin-right="0cm" fo:margin-top="0cm" fo:margin-bottom="0cm" fo:line-height="150%" fo:text-align="justify" style:justify-single-word="false" fo:text-indent="2cm" style:auto-text-indent="false"/>
      <style:text-properties fo:text-transform="uppercase" style:font-name="Times New Roman" fo:font-size="12pt" fo:font-weight="bold" style:font-size-asian="12pt" style:font-weight-asian="bold" style:font-name-complex="Arial" style:font-size-complex="12pt"/>
    </style:style>
    <style:style style:name="P7" style:family="paragraph" style:parent-style-name="Standard">
      <style:paragraph-properties fo:margin-left="0cm" fo:margin-right="0cm" fo:margin-top="0cm" fo:margin-bottom="0cm" fo:line-height="150%" fo:text-align="center" style:justify-single-word="false" fo:text-indent="2cm" style:auto-text-indent="false"/>
      <style:text-properties fo:font-weight="bold" style:font-weight-asian="bold"/>
    </style:style>
    <style:style style:name="P8" style:family="paragraph" style:parent-style-name="Standard">
      <style:paragraph-properties fo:margin-left="0cm" fo:margin-right="0cm" fo:margin-top="0cm" fo:margin-bottom="0cm" fo:line-height="150%" fo:text-align="center" style:justify-single-word="false" fo:text-indent="0cm" style:auto-text-indent="false"/>
      <style:text-properties style:font-name="Times New Roman" fo:font-size="12pt" style:font-size-asian="12pt" style:font-name-complex="Arial" style:font-size-complex="12pt"/>
    </style:style>
    <style:style style:name="P9"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2pt" style:font-size-asian="12pt" style:font-name-complex="Arial" style:font-size-complex="12pt"/>
    </style:style>
    <style:style style:name="T1" style:family="text">
      <style:text-properties fo:text-transform="uppercase" fo:font-weight="bold" style:font-weight-asian="bold"/>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STUDO DAS CAMADAS DE REDE, TRANSPORTE E APLICAÇÃO E UTILIZAÇÃO DO PROTOCOLO HTTP PARA CRIAÇÃO DE UM SERVIDOR DE ARQUIVOS WEB.</text:p>
      <text:p text:style-name="P1"/>
      <text:p text:style-name="P8">Lucas Pereira Da Silva</text:p>
      <text:p text:style-name="P4"/>
      <text:p text:style-name="P4"/>
      <text:p text:style-name="P5">1. Introdução</text:p>
      <text:p text:style-name="P3"/>
      <text:p text:style-name="P2">O objetivo deste trabalho é fixar o aprendizado dos conceitos obtidos na disciplina de Redes De Computadores I. Neste trabalho será buscado entender como funciona a camada de redes, transporte e aplicação, e a partir disso será desenvolvida um programa que faça uso do protocolo HTTP. O procolo TCP da camada de transporte também será observado e estudado.</text:p>
      <text:p text:style-name="P2">Assim, inicialmente será falado das camadas de rede, transporte e aplicação, e uma rápida abordagem sobre projetos de protocolos. Depois terá uma seção de explicações e comentários sobre a implementação do programa e por fim a conclusão que falará sobre o que foi aprendido com este trabalho.</text:p>
      <text:p text:style-name="P2"/>
      <text:p text:style-name="P2"/>
      <text:p text:style-name="P5">2. Camada de rede</text:p>
      <text:p text:style-name="P2"/>
      <text:p text:style-name="P2">A camada de rede é a terceira camada do modelo OSI. Ela utiliza os serviços da camada de enlace de dados para responder às requisições da camada de transporte. </text:p>
      <text:p text:style-name="P2">A camada de rede é a primeira camada que fornece conexão ponto-a-ponto de forma transparente para quem a usa. Essa camada é usada pelas camadas superiores e tem a responsabilidade de transmitir dados de uma ponta a outra de um meio físico. Enquanto que a camada de enlace deve se preocupar em detectar e corrigir erros e colisões, a camada de rede é responsável pela entrega dos pacotes da origem até o seu destino, incluindo o o roteamento entre hosts intermediários. Também é a camada de rede que propicia os meios necessários para transmissão de dados de tamanho variado via uma ou mais redes, mantendo a Qualidade de Serviço e executando as funções de controle de erros.</text:p>
      <text:p text:style-name="P2">Existem principalmente dois tipos de camadas de rede, as camadas de rede orientadas e não orientadas a conexão. </text:p>
      <text:p text:style-name="P2">As redes <text:s/>orientadas a conexão funcionam por circuito virtual. Assim não é necessário que os endereços de origem e destino sejam transmitidos em cada pacote. Outra vantagem de se <text:soft-page-break/>usar protocolos de rede orientados à conexão é que se pode garantir parâmetros de atraso máximo, garantia essa muito importante para a transmissão de dados multimídia, por exemplo. </text:p>
      <text:p text:style-name="P2">Já uma camada de rede não orientada a conexão funciona por comutação de pacotes,</text:p>
      <text:p text:style-name="P9">ou seja, os pacotes não seguem uma rota fixa da origem ao destino. Assim cada pacote deve conter o endereço completo de origem e destino para poder ser roteado. Numa transmissão os pacotes de rede que correspondem a uma mesma mensagem de transporte, por exemplo, podem ser roteados por países e continentes diferentes. Uma grande vantagem de se usar uma camada de rede não orientada a conexão é que ela distribuir melhor a carga no canal físico, colaborando com menor congestionamento em momentos de grande utilização. Um exemplo de protocolo de redes não orientado a conexão é o IP, utilizado na Internet. </text:p>
      <text:p text:style-name="P2">Um endereço global é um endereço único que identifica cada membro da rede. Na rede Internet esse endereço é chamado de endereço IP, em analogia ao nome do protocolo em si. O endereço IP tem 32 bits na versão IPv4 e 128 bits na versão do IPv6. Atualmente a maioria das redes tem suporte apenas a versão IPv4 onde o endereço IP é composto de duas partes: O endereço da sub-rede e o endereço do host. Entretanto devido ao esgotamento dos números IPs e da má distribuição de IPs nas classes de endereçamento, não trabalha-se mais com a ideia de endereço de sub-rede e endereço do host. O protocolo IPv6 chegou para, entre outras coisas, solucionar o problema da falta de IPs, já que possui 128 bits para endereçamento.</text:p>
      <text:p text:style-name="P2"/>
      <text:p text:style-name="P2"/>
      <text:p text:style-name="P6">3. Camada de TRANSPORTE</text:p>
      <text:p text:style-name="P2"/>
      <text:p text:style-name="P2">A camada de transporte é a quarta camada segundo o modelo OSI. Ela tem o objetivo de atender as requisições dos protocolos de aplicação.</text:p>
      <text:p text:style-name="P2">A camada de transporte tem um papel muito importante que é estabelecer conexão confiável. Ela é a primeira camada que estabelece uma conexão confiável entre dois processos de aplicação. Para um programa aplicativo (processo), que usa a interface da camada de transporte, a conexão de rede pode ser vista como um tubo direto, em que bytes são inseridos e após algum tempo aparecem no outro lado. O protocolo de transporte é responsável por estabelecer e encerrar as conexões entre processos que desejam comunicar-se, e faz a multiplexação dessas conexões que utilizam o mesmo ponto de acesso ao serviço de rede. </text:p>
      <text:p text:style-name="P2">Nessa camada os dados que chegam da camada de sessão são divididos em unidades menores, para que possam ser mais facilmente enviados pela camada de rede. É sua responsabilidade fazer com que as unidades cheguem ao destino <text:s/>corretamente e em ordem. <text:tab/> </text:p>
      <text:p text:style-name="P2">O software do protocolo de transporte geralmente roda como parte do núcleo do sistema <text:soft-page-break/>operacional, porém é a última camada (em geral) que roda no S.O. As camadas de apresentação e aplicação geralmente são implementadas como bibliotecas a nível de usuário. Os processos que desejam comunicar-se utilizando HTTP, por exemplo, utilizam as <text:tab/>bibliotecas HTTP para interpretar os dados que obtiveram através da conexão de transporte. <text:tab/> </text:p>
      <text:p text:style-name="P2">A camada de transporte tem uma especial importância por separar as camadas mais baixas das mais altas, permitindo que se aprimorem tecnologias tanto nas camadas superiores quanto nas inferiores de forma independente. </text:p>
      <text:p text:style-name="P2"/>
      <text:p text:style-name="P2"/>
      <text:p text:style-name="P2">4<text:span text:style-name="T1">. Camada de aplicação</text:span></text:p>
      <text:p text:style-name="P2"/>
      <text:p text:style-name="P2">É a camada de mais alto nível tanto no modelo OSI quanto no modelo TCP/IP. <text:s/>Todas as camadas anteriores servem para servir essa camada, para que a mesma funcione corretamente. Apresenta uma interface direta com os aplicativos, provendo a eles seus serviços e enviando requisições a camada de apresentação no modelo OSI. Já no modelo TCP/IP a camada de aplicação se comunica diretamente com a camada de transporte e corresponde as camadas de aplicação, apresentação e sessão do modelo OSI.</text:p>
      <text:p text:style-name="P2">A camada de aplicação é responsável por dar significado aos bytes recebidos e enviados pela conexão de transporte. Os programas aplicativos geralmente usam de <text:s/>bibliotecas de programação, desenvolvidas em várias linguagens, para fornecer ao usuário sua funcionalidade. </text:p>
      <text:p text:style-name="P2"/>
      <text:p text:style-name="P2"/>
      <text:p text:style-name="P5">5. Desenvolvimento do protocolo</text:p>
      <text:p text:style-name="P2"/>
      <text:p text:style-name="P2">A validação e a verificação são feitas utilizando-se uma máquinas de estados que representam o protocolo a ser implementado e, após a implementação, são realizados testes nas camadas, verificando-se o funcionamento dos aplicativos. </text:p>
      <text:p text:style-name="P2"/>
      <text:p text:style-name="P2"/>
      <text:p text:style-name="P5">6. Comentários sobre a implementação</text:p>
      <text:p text:style-name="P2"/>
      <text:p text:style-name="P2">Após ter estudado sobre as camadas 3, 4 e 7 e analisado o protocolo TCP e HTTP, foi decidido fazer a implementação de um servidor web com a utilização do protocolo HTTP. </text:p>
      <text:p text:style-name="P2">Uma <text:s/>das tecnologias utilizadas na criação do servidor web foram os sockets. Um socket é uma interface entre os programas de aplicação e os protocolos da camada de transporte e <text:soft-page-break/>pode ser visto como um fluxo bidirecional de dados, que é seguro e confiável. As operações que se pode realizar sobre um socket são muito similares às operações que se realizam sobre arquivos. </text:p>
      <text:p text:style-name="P2">As operações BIND, LISTEN, CONNECT, READ e WRITE são a base da interface de um socket. É através dessa interface que a camada de aplicação envia e recebe suas mensagens de forma transparente, ou seja, sem tem nenhum conhecimento das tecnologias empregadas nas camadas inferiores. </text:p>
      <text:p text:style-name="P2">Desta forma, foram utilizados sockets para a implementação do trabalho. Os sockets foram utilizados para aguardar por requisições HTTP e responder a essas requisições. Foi utilizado a linguagem Java para implementação, e sendo assim temos dos elementos principais: o Socket e o ServerSocket. O primeiro representa um socket do cliente e é ele quem fornecerá a requisição e a possibilidade de escrever e enviar a resposta. Já o ServerSocket é utilizado no servidor e ele é responsável por aguardar as requisições feitas pelos clientes.</text:p>
      <text:p text:style-name="P5"/>
      <text:p text:style-name="P5"/>
      <text:p text:style-name="P5">7. Conclusões</text:p>
      <text:p text:style-name="P2"/>
      <text:p text:style-name="P2">Para desenvolver o servidor web houveram algumas dificuldades e contratempos, entretanto ao final ele funcionou corretamente. Devido a complexidade de se criar um servidor web, apenas foi implementada a funcionalidade de enviar um arquivo de texto (HTML, CSS, TXT, etc). Assim o servidor não funcionará no caso de se requisitar um diretório ou arquivo binário. </text:p>
      <text:p text:style-name="P2">O nome dado ao servidor web criado foi <text:span text:style-name="T2">Caingangue</text:span><text:span text:style-name="T4"> uma referência ao Apache que é um servidor web bem conhecido.</text:span></text:p>
      <text:p text:style-name="P2">Ao iniciar o servidor ele cria uma pasta chamada <text:span text:style-name="T2">publico</text:span>. Nessa pasta devem conter os arquivos que serão visíveis pelo servidor web e que podem ser enviados quando alguém requisita uma URL. Junto a este trabalho está o código-fonte do programa desenvolvido e um arquivo executável .jar. </text:p>
      <text:p text:style-name="P2">O servidor roda na <text:span text:style-name="T5">porta</text:span><text:span text:style-name="T2"> 7070</text:span> e foi colocado uma página de exemplo dentro da pasta publico. Assim, ao rodar o servidor (<text:span text:style-name="T3">java -jar caingangue.jar</text:span>) e acessar pelo navegador o endereço <text:a xlink:type="simple" xlink:href="http://localhost:7070/exemplo.html">http://localhost:7070/exemplo.html</text:a> a página <text:span text:style-name="T2">exemplo.html</text:span> que está dentro da pasta publico será enviada para o navegador que interpretará o HTML. Pode-se colocar outros arquivos em formato de texto dentro da pasta publico que também funcionará.</text:p>
      <text:p text:style-name="P2">O servidor web desenvolvido tem apenas a funcionalidade de enviar arquivos no formato de texto, entretanto o programa está em aberto para que no futuro eu possa terminar e criar um servidor web de arquivos mais completo. Na pasta caingangue que está junto a esse trabalho se encontra os arquivos-fontes do servidor web, o arquivo executável, a pasta publico contendo um <text:soft-page-break/>arquivo HTML para exemplo e um arquivo <text:span text:style-name="T2">Instruções Para Teste</text:span> que mostra como rodar e testar o servidor.</text:p>
      <text:p text:style-name="P2">Com isso, posso dizer que este trabalho foi de grande valia já que, com ele compreendi melhor como funciona as três camadas de rede apresentadas, e principalmente, pude entender como funciona a relação entre a cada de transporte e a camada de aplicação. A criação do servidor web foi o ponto que mais me entusiasmou, pois é muito interessante quando pode-se colocar em prática a teoria aprendida e mais interessante ainda é poder entender na prática como funcionam alguns conceitos das redes de computadores e como implementá-l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autospace="none"/>
      <style:text-properties fo:font-size="14pt" fo:font-weight="bold" style:font-size-asian="14pt"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Pereira</meta:initial-creator>
    <meta:creation-date>2011-11-28T04:14:47</meta:creation-date>
    <dc:date>2011-11-28T11:20:38</dc:date>
    <dc:creator>Lucas Pereira</dc:creator>
    <meta:editing-duration>PT01H49M57S</meta:editing-duration>
    <meta:editing-cycles>44</meta:editing-cycles>
    <meta:generator>OpenOffice.org/3.2$Linux OpenOffice.org_project/320m12$Build-9483</meta:generator>
    <meta:document-statistic meta:table-count="0" meta:image-count="0" meta:object-count="0" meta:page-count="5" meta:paragraph-count="36" meta:word-count="1610" meta:character-count="9832"/>
  </office:meta>
</office:document-meta>
</file>